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 table:number-rows-repeated="1048054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 style:data-style-name="N2" text:time-value="18:13:57.15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creation-date>2006-09-16T14:57:30</meta:creation-date>
    <dc:creator>Markus Flingelli</dc:creator>
    <dc:date>2016-09-03T18:19:42.235000000</dc:date>
    <meta:editing-cycles>287</meta:editing-cycles>
    <meta:editing-duration>PT14H50M13S</meta:editing-duration>
    <meta:document-statistic meta:table-count="2" meta:cell-count="1217" meta:object-count="0"/>
    <meta:user-defined meta:name="Info 1"/>
    <meta:user-defined meta:name="Info 2"/>
    <meta:user-defined meta:name="Info 3"/>
    <meta:user-defined meta:name="Info 4"/>
  </office:meta>
</office:document-meta>
</file>